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細明體" svg:font-family="細明體" style:font-family-generic="modern" style:font-pitch="fixed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4935c8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4935c8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" style:family="text">
      <style:text-properties fo:color="#333333"/>
    </style:style>
    <style:style style:name="T2" style:family="text">
      <style:text-properties officeooo:rsid="44ab590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497049898" text:style-name="L1">
        <text:list-item>
          <text:p text:style-name="P1"><text:bookmark-start text:name="善良"/>善良<text:bookmark-end text:name="善良"/></text:p>
          <text:list>
            <text:list-item>
              <text:p text:style-name="P2">善良 是 優良的 好。</text:p>
              <text:list>
                <text:list-item>
                  <text:p text:style-name="P2">善良 不是 設計、製造、使用 需要。</text:p>
                </text:list-item>
                <text:list-item>
                  <text:p text:style-name="P1">善良 是 填補<text:span text:style-name="T1">、滿足 </text:span>需要。</text:p>
                  <text:list>
                    <text:list-item>
                      <text:p text:style-name="P2">滿足 不是 過少、過多 滿足。</text:p>
                    </text:list-item>
                    <text:list-item>
                      <text:p text:style-name="P2">滿足 是 些許、適當 滿足。</text:p>
                      <text:list>
                        <text:list-item>
                          <text:p text:style-name="P2">些許、適當 是 某一特定範圍。</text:p>
                        </text:list-item>
                      </text:list>
                    </text:list-item>
                    <text:list-item>
                      <text:p text:style-name="P2">明顯例子，假定，第一個個體 在 沙漠 口渴、脫水。</text:p>
                      <text:list>
                        <text:list-item>
                          <text:p text:style-name="P2">假定，第二個個體 提供 水，給 第一個個體。</text:p>
                          <text:list>
                            <text:list-item>
                              <text:p text:style-name="P2">第二個個體 有機率是 善良的 個體。</text:p>
                            </text:list-item>
                          </text:list>
                        </text:list-item>
                        <text:list-item>
                          <text:p text:style-name="P2">假定，第二個個體 幫助 第一個個體 喝水。</text:p>
                          <text:list>
                            <text:list-item>
                              <text:p text:style-name="P2">該幫助 有機率是 善良的 行為、行動。</text:p>
                            </text:list-item>
                          </text:list>
                        </text:list-item>
                        <text:list-item>
                          <text:p text:style-name="P2">假定，第二個個體 幫助 第一個個體（些許的）喝水。</text:p>
                          <text:list>
                            <text:list-item>
                              <text:p text:style-name="P2">該幫助 有機率是 善良的 行為、行動。</text:p>
                            </text:list-item>
                            <text:list-item>
                              <text:p text:style-name="P2">明顯例子，該幫助 讓 第一個個體（稍微）解渴、更遠離休克風險。</text:p>
                            </text:list-item>
                            <text:list-item>
                              <text:p text:style-name="P2">（些許的）喝水 的 明顯例子，只讓 第一個個體 喝 一杯水。</text:p>
                            </text:list-item>
                          </text:list>
                        </text:list-item>
                        <text:list-item>
                          <text:p text:style-name="P2">假定，第二個個體 幫助 第一個個體（過少的）喝水。</text:p>
                          <text:list>
                            <text:list-item>
                              <text:p text:style-name="P2">該幫助 是 不善良的 行為、行動。</text:p>
                            </text:list-item>
                            <text:list-item>
                              <text:p text:style-name="P2">明顯例子，該幫助 讓 第一個個體 更口渴、更接近休克風險。</text:p>
                            </text:list-item>
                            <text:list-item>
                              <text:p text:style-name="P2">（過少的）喝水 的 明顯例子，只讓 第一個個體 喝 一滴水。</text:p>
                              <text:list>
                                <text:list-item>
                                  <text:p text:style-name="P2">些許、過少 不是，以 數量、容量、多少 來 劃分、區分。</text:p>
                                </text:list-item>
                                <text:list-item>
                                  <text:p text:style-name="P2">些許、過少 是，以 會、不會 更口渴、更接近休克風險 來 劃分、區分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">假定，第二個個體 幫助 第一個個體（過量的）喝水。</text:p>
                          <text:list>
                            <text:list-item>
                              <text:p text:style-name="P2">該幫助 是 不善良的 行為、行動。</text:p>
                            </text:list-item>
                            <text:list-item>
                              <text:p text:style-name="P2">明顯例子，該幫助 讓 第一個個體 水中毒、浸水。</text:p>
                            </text:list-item>
                          </text:list>
                        </text:list-item>
                        <text:list-item>
                          <text:p text:style-name="P2">假定，第二個個體 提供 海水，給 第一個個體。</text:p>
                          <text:list>
                            <text:list-item>
                              <text:p text:style-name="P2">第二個個體 是 不善良的 個體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"><text:span text:style-name="T1">明顯例子，</text:span>提供<text:span text:style-name="T1">、滿足 自己、其他</text:span>個體 需要的<text:span text:style-name="T1"> 某一特定</text:span>個體。</text:p>
                  <text:list>
                    <text:list-item>
                      <text:p text:style-name="P2">明顯例子，假定，第一個人類個體 口渴。</text:p>
                      <text:list>
                        <text:list-item>
                          <text:p text:style-name="P2">假定，第二個人類個體 提供（飲用）水 給 第一個個體。</text:p>
                          <text:list>
                            <text:list-item>
                              <text:p text:style-name="P2">第二個個體 是 善良的 個體。</text:p>
                            </text:list-item>
                            <text:list-item>
                              <text:p text:style-name="P2">提供（飲用）水 是 善良的 行為、行動。</text:p>
                            </text:list-item>
                          </text:list>
                        </text:list-item>
                        <text:list-item>
                          <text:p text:style-name="P2">假定，第一個個體 喝下 該水。</text:p>
                          <text:list>
                            <text:list-item>
                              <text:p text:style-name="P2">第一個個體 是 接收 善良（的 行為、行動）的 個體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">明顯例子，假定，第一個個體 需要 第二個個體。</text:p>
                      <text:list>
                        <text:list-item>
                          <text:p text:style-name="P2">假定，第三個個體 提供 第二個個體 給 第一個個體。</text:p>
                          <text:list>
                            <text:list-item>
                              <text:p text:style-name="P2">第一個個體 有機率認定。</text:p>
                              <text:list>
                                <text:list-item>
                                  <text:p text:style-name="P2">第三個個體 是 善良的 個體。</text:p>
                                </text:list-item>
                                <text:list-item>
                                  <text:p text:style-name="P2">該提供 是 善良的 行為、行動。</text:p>
                                </text:list-item>
                              </text:list>
                            </text:list-item>
                            <text:list-item>
                              <text:p text:style-name="P2">對於 第三個個體 來說，第二個個體 是 幫助 第一個個體的 媒介、工具。</text:p>
                            </text:list-item>
                          </text:list>
                        </text:list-item>
                        <text:list-item>
                          <text:p text:style-name="P2">假定，第二個個體（的 本能、傳承）有 意識。</text:p>
                          <text:list>
                            <text:list-item>
                              <text:p text:style-name="P2">假定，第二個個體 自願（讓 第三個個體 把 自己）提供給 第一個個體。</text:p>
                              <text:list>
                                <text:list-item>
                                  <text:p text:style-name="P2">第二個個體 有機率認定。</text:p>
                                  <text:list>
                                    <text:list-item>
                                      <text:p text:style-name="P2">第三個個體 是 幫助 第一個個體的 媒介、工具。</text:p>
                                    </text:list-item>
                                    <text:list-item>
                                      <text:p text:style-name="P2">第三個個體 是 善良的 個體。</text:p>
                                    </text:list-item>
                                    <text:list-item>
                                      <text:p text:style-name="P2">該提供 是 善良的 過程。</text:p>
                                    </text:list-item>
                                  </text:list>
                                </text:list-item>
                                <text:list-item>
                                  <text:p text:style-name="P2">第一個個體 有機率認定，第二個個體、第三個個體 是 善良的 個體。</text:p>
                                </text:list-item>
                              </text:list>
                            </text:list-item>
                            <text:list-item>
                              <text:p text:style-name="P2">假定，第二個個體 不自願（讓 第三個個體 把 自己）提供給 第一個個體。</text:p>
                              <text:list>
                                <text:list-item>
                                  <text:p text:style-name="P2">第二個個體 有機率認定。</text:p>
                                  <text:list>
                                    <text:list-item>
                                      <text:p text:style-name="P2">第三個個體 在 攻擊、傷害（第二個個體）自己。</text:p>
                                    </text:list-item>
                                    <text:list-item>
                                      <text:p text:style-name="P2">第三個個體 是 不善良的 個體。</text:p>
                                    </text:list-item>
                                    <text:list-item>
                                      <text:p text:style-name="P2">該提供 是 不善良的 過程。</text:p>
                                    </text:list-item>
                                  </text:list>
                                </text:list-item>
                                <text:list-item>
                                  <text:p text:style-name="P2">第一個個體 有機率（仍然）認定，第二個個體、第三個個體 是 善良的 個體。</text:p>
                                </text:list-item>
                                <text:list-item>
                                  <text:p text:style-name="P2">不自願 的 明顯例子，被強迫、被詐騙、不想要、沒有想要、喪失意識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">假定，第二個個體（的 本能、傳承）沒有 意識。</text:p>
                          <text:list>
                            <text:list-item>
                              <text:p text:style-name="P2">第一個個體 有機率認定，第三個個體 是 善良的 個體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">明顯例子，假定，第一個個體 需要 第二個個體。</text:p>
                      <text:list>
                        <text:list-item>
                          <text:p text:style-name="P2">假定，第三個個體 提供 第二個個體 給 第一個個體。</text:p>
                        </text:list-item>
                        <text:list-item>
                          <text:p text:style-name="P2">第一個個體 有機率 不知道、沒有意識到，（第一個個體）自己 需要 第二個個體。</text:p>
                        </text:list-item>
                        <text:list-item>
                          <text:p text:style-name="P2">第二個個體 有機率 不知道、沒有意識到，第一個個體 需要 第二個個體。</text:p>
                        </text:list-item>
                        <text:list-item>
                          <text:p text:style-name="P2">第三個個體 有機率 不知道、沒有意識到，第一個個體 需要 第二個個體。</text:p>
                        </text:list-item>
                        <text:list-item>
                          <text:p text:style-name="P2">第一個個體、第二個個體、第三個個體 有機率 不知道、沒有意識到，第三個個體（已經、正在、即將）提供 第二個個體 給 第一個個體。</text:p>
                          <text:list>
                            <text:list-item>
                              <text:p text:style-name="P2">第一個個體 有機率 不知道、沒有意識到，（第一個個體）自己（已經、正在、即將）接收（第三個個體 提供的）第二個個體。</text:p>
                            </text:list-item>
                            <text:list-item>
                              <text:p text:style-name="P2">第二個個體 有機率 不知道、沒有意識到，（第二個個體）自己（已經、正在、即將）被（第三個個體）提供（第二個個體）自己 給 第一個個體。</text:p>
                            </text:list-item>
                            <text:list-item>
                              <text:p text:style-name="P2">第三個個體 有機率 不知道、沒有意識到，（第三個個體）自己（已經、正在、即將）提供 第二個個體 給 第一個個體。</text:p>
                            </text:list-item>
                          </text:list>
                        </text:list-item>
                        <text:list-item>
                          <text:p text:style-name="P2">明顯例子，假定，母牛 在 睡覺。</text:p>
                          <text:list>
                            <text:list-item>
                              <text:p text:style-name="P2">假定，小牛，肚子餓 →<text:span text:style-name="T2"> 喝奶</text:span>。</text:p>
                            </text:list-item>
                            <text:list-item>
                              <text:p text:style-name="P2">母牛 有機率不知道，自己 需要提供 奶水。</text:p>
                            </text:list-item>
                            <text:list-item>
                              <text:p text:style-name="P2">母牛 有機率不知道，自己（正在）提供 奶水 給 小牛。</text:p>
                            </text:list-item>
                          </text:list>
                        </text:list-item>
                        <text:list-item>
                          <text:p text:style-name="P2">明顯例子，假定，人類 在 睡覺。</text:p>
                          <text:list>
                            <text:list-item>
                              <text:p text:style-name="P2">假定，人類 在（睡覺期間 被 護理師）吊點滴。</text:p>
                            </text:list-item>
                            <text:list-item>
                              <text:p text:style-name="P2">人類 有機率不知道，自己 需要接收 點滴。</text:p>
                            </text:list-item>
                            <text:list-item>
                              <text:p text:style-name="P2">人類 有機率不知道，自己（正在）接收（護理師 提供的）點滴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細明體" svg:font-family="細明體" style:font-family-generic="modern" style:font-pitch="fixed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7-04T17:23:06.042000000</dc:date>
    <meta:editing-duration>P17DT18H11M22S</meta:editing-duration>
    <meta:editing-cycles>16230</meta:editing-cycles>
    <meta:document-statistic meta:table-count="0" meta:image-count="0" meta:object-count="0" meta:page-count="1" meta:paragraph-count="73" meta:word-count="1646" meta:character-count="1942" meta:non-whitespace-character-count="1719"/>
  </office:meta>
</office:document-meta>
</file>